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71406D62F43CC3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A71406D62F43CC31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ésus accusé de blasphème</text:span></text:p>
            <text:p text:style-name="P3"><text:span text:style-name="T2">(Jean 10.22-42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2:42.241000000</dc:date>
    <meta:editing-duration>PT2H26M27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